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C0000012C7DED094CC734793C.jpg" manifest:media-type="image/jpeg"/>
  <manifest:file-entry manifest:full-path="Pictures/1000000000000203000002033835D05813ED1655.jpg" manifest:media-type="image/jpeg"/>
  <manifest:file-entry manifest:full-path="Pictures/100000000000038400000203F6DB9F347D9CDA5D.jpg" manifest:media-type="image/jpeg"/>
  <manifest:file-entry manifest:full-path="Pictures/10000000000004AC000004A9E8997F4FB44145C4.jpg" manifest:media-type="image/jpeg"/>
  <manifest:file-entry manifest:full-path="Pictures/100000000000038400000203F830EF8C793FF4C7.jpg" manifest:media-type="image/jpeg"/>
  <manifest:file-entry manifest:full-path="Pictures/10000000000000500000000F88A725AFCA06D7C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4.602cm" style:rel-column-width="15140*"/>
    </style:style>
    <style:style style:name="Tableau2.B" style:family="table-column">
      <style:table-column-properties style:column-width="5.108cm" style:rel-column-width="16805*"/>
    </style:style>
    <style:style style:name="Tableau2.C" style:family="table-column">
      <style:table-column-properties style:column-width="10.209cm" style:rel-column-width="33590*"/>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3.298cm" style:rel-column-width="43765*"/>
    </style:style>
    <style:style style:name="Tableau4.B" style:family="table-column">
      <style:table-column-properties style:column-width="6.615cm" style:rel-column-width="2177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7cm" style:rel-column-width="27864*"/>
    </style:style>
    <style:style style:name="Tableau5.B" style:family="table-column">
      <style:table-column-properties style:column-width="11.486cm" style:rel-column-width="3767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caff3" style:font-size-asian="14pt" style:font-weight-asian="bold" style:font-size-complex="14pt" style:font-weight-complex="bold"/>
    </style:style>
    <style:style style:name="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P3" style:family="paragraph" style:parent-style-name="Standard">
      <style:paragraph-properties fo:margin-top="0cm" fo:margin-bottom="0cm" loext:contextual-spacing="false" fo:line-height="100%" fo:text-align="center" style:justify-single-word="false"/>
      <style:text-properties fo:color="#000000" fo:font-size="10.5pt" officeooo:paragraph-rsid="007ccc3d" style:font-size-asian="10.5pt" style:font-size-complex="10.5pt"/>
    </style:style>
    <style:style style:name="P4" style:family="paragraph" style:parent-style-name="Standard">
      <style:paragraph-properties fo:margin-top="0cm" fo:margin-bottom="0cm" loext:contextual-spacing="false" fo:line-height="115%" fo:text-align="center" style:justify-single-word="false"/>
      <style:text-properties fo:color="#000000" fo:font-size="11pt" officeooo:paragraph-rsid="007ccc3d" style:font-size-asian="11pt" style:font-size-complex="11pt"/>
    </style:style>
    <style:style style:name="P5"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10"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1"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12"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3"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17"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8"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20"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1"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3"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4" style:family="paragraph" style:parent-style-name="Table_20_Contents">
      <style:paragraph-properties fo:text-align="start" style:justify-single-word="false"/>
      <style:text-properties fo:color="#000000" style:font-name="Arial Black2" fo:font-size="10pt" fo:language="fr" fo:country="FR" fo:font-style="italic" fo:font-weight="bold" officeooo:paragraph-rsid="007b7c89" style:font-size-asian="10pt" style:font-style-asian="italic" style:font-weight-asian="bold" style:font-size-complex="10pt" style:font-style-complex="italic" style:font-weight-complex="bold"/>
    </style:style>
    <style:style style:name="P25"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26"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7" style:family="paragraph" style:parent-style-name="Table_20_Contents">
      <style:paragraph-properties fo:text-align="start" style:justify-single-word="false"/>
      <style:text-properties fo:color="#000000" style:font-name="Arial" fo:font-size="8pt" fo:language="fr" fo:country="FR" fo:font-style="italic" fo:font-weight="bold" officeooo:paragraph-rsid="007ccc3d" style:font-size-asian="8pt" style:font-style-asian="italic" style:font-weight-asian="bold" style:font-size-complex="8pt" style:font-style-complex="italic" style:font-weight-complex="bold"/>
    </style:style>
    <style:style style:name="P28"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29" style:family="paragraph" style:parent-style-name="Table_20_Contents">
      <style:paragraph-properties fo:line-height="115%" fo:text-align="start" style:justify-single-word="false"/>
      <style:text-properties fo:language="fr" fo:country="FR"/>
    </style:style>
    <style:style style:name="P30"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660066" style:font-name="Arial Black2" fo:font-size="12pt" fo:language="fr" fo:country="FR" fo:font-weight="bold" officeooo:paragraph-rsid="007ccc3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660066" style:font-name="Arial Black2" fo:font-size="12pt" fo:font-weight="bold" officeooo:paragraph-rsid="007f86c5" style:font-size-asian="12pt" style:font-weight-asian="bold" style:font-size-complex="12pt" style:font-weight-complex="bold"/>
    </style:style>
    <style:style style:name="P34"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5"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36"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37"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38"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39"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40"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41"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42"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3"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4" style:family="paragraph" style:parent-style-name="Standard">
      <style:paragraph-properties fo:line-height="115%" fo:text-align="center" style:justify-single-word="false"/>
      <style:text-properties fo:color="#000000" fo:font-size="10.5pt" officeooo:paragraph-rsid="007ccc3d" style:font-size-asian="10.5pt" style:font-size-complex="10.5pt"/>
    </style:style>
    <style:style style:name="P45" style:family="paragraph" style:parent-style-name="Standard">
      <style:paragraph-properties fo:line-height="115%" fo:text-align="center" style:justify-single-word="false"/>
      <style:text-properties fo:color="#000000" style:font-name="Arial Black1" fo:font-size="13pt" fo:font-style="normal" fo:font-weight="bold" officeooo:paragraph-rsid="007ccc3d" style:font-size-asian="13pt" style:font-style-asian="normal" style:font-weight-asian="bold" style:font-size-complex="13pt"/>
    </style:style>
    <style:style style:name="P46" style:family="paragraph" style:parent-style-name="Standard">
      <style:paragraph-properties fo:line-height="115%" fo:text-align="center" style:justify-single-word="false"/>
      <style:text-properties fo:color="#000000" style:font-name="Arial Black1" fo:font-size="10pt" fo:font-style="normal" fo:font-weight="bold" officeooo:paragraph-rsid="007ccc3d" style:font-size-asian="8.75pt" style:font-style-asian="normal" style:font-weight-asian="bold" style:font-size-complex="10pt"/>
    </style:style>
    <style:style style:name="P47" style:family="paragraph" style:parent-style-name="Standard">
      <style:paragraph-properties fo:line-height="115%" fo:text-align="center" style:justify-single-word="false"/>
      <style:text-properties fo:color="#0000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48" style:family="paragraph" style:parent-style-name="Standard">
      <style:paragraph-properties fo:line-height="115%" fo:text-align="center" style:justify-single-word="false"/>
      <style:text-properties fo:color="#000000" style:font-name="Arial" fo:font-size="9pt" fo:font-style="italic" fo:font-weight="normal" officeooo:paragraph-rsid="0082809d" style:font-size-asian="9pt" style:font-style-asian="italic" style:font-weight-asian="normal" style:font-size-complex="9pt" style:font-weight-complex="normal"/>
    </style:style>
    <style:style style:name="P49"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3pt" fo:language="fr" fo:country="FR" fo:font-weight="bold" officeooo:paragraph-rsid="004bdd8e" style:font-size-asian="13pt" style:font-weight-asian="bold" style:font-name-complex="Arial" style:font-size-complex="13pt" style:font-weight-complex="bold"/>
    </style:style>
    <style:style style:name="P50" style:family="paragraph" style:parent-style-name="Standard">
      <style:paragraph-properties fo:margin-top="0cm" fo:margin-bottom="1.199cm" loext:contextual-spacing="false" fo:line-height="100%" fo:text-align="center" style:justify-single-word="false"/>
      <style:text-properties fo:color="#000000" fo:font-size="22pt" officeooo:paragraph-rsid="007ccc3d" style:font-size-asian="22pt" style:font-size-complex="22pt"/>
    </style:style>
    <style:style style:name="P51" style:family="paragraph" style:parent-style-name="Standard">
      <style:paragraph-properties fo:margin-top="0cm" fo:margin-bottom="1.199cm" loext:contextual-spacing="false" fo:line-height="100%" fo:text-align="center" style:justify-single-word="false"/>
      <style:text-properties fo:color="#000000" style:text-outline="false" style:text-line-through-style="none" style:text-line-through-type="none" style:font-name="Arial Black1"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52" style:family="paragraph" style:parent-style-name="Preformatted_20_Text">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8daf5b" officeooo:paragraph-rsid="008e5e9c" style:font-size-asian="14pt" style:font-weight-asian="bold" style:font-size-complex="14pt" style:font-weight-complex="bold"/>
    </style:style>
    <style:style style:name="T1" style:family="text">
      <style:text-properties fo:color="#000080" fo:font-size="11pt" fo:font-weight="normal" style:font-size-asian="11pt" style:font-weight-asian="normal" style:font-size-complex="11pt" style:font-weight-complex="normal"/>
    </style:style>
    <style:style style:name="T2" style:family="text">
      <style:text-properties fo:color="#000080" fo:font-size="11pt" fo:font-weight="normal" officeooo:rsid="007e93cd" style:font-size-asian="11pt" style:font-weight-asian="normal" style:font-size-complex="11pt" style:font-weight-complex="normal"/>
    </style:style>
    <style:style style:name="T3" style:family="text">
      <style:text-properties fo:color="#000080" fo:font-size="11pt" style:font-size-asian="11pt" style:font-size-complex="11pt"/>
    </style:style>
    <style:style style:name="T4" style:family="text">
      <style:text-properties fo:color="#cc0000" fo:font-size="12pt" fo:font-weight="normal" officeooo:rsid="007e93cd" style:font-size-asian="12pt" style:font-weight-asian="normal" style:font-size-complex="12pt" style:font-weight-complex="normal"/>
    </style:style>
    <style:style style:name="T5" style:family="text">
      <style:text-properties fo:color="#cc0000" fo:font-size="12pt" officeooo:rsid="007e93cd" style:font-size-asian="12pt" style:font-size-complex="12pt"/>
    </style:style>
    <style:style style:name="T6" style:family="text">
      <style:text-properties fo:color="#cc0000" fo:font-size="12pt" officeooo:rsid="001550f7" style:font-size-asian="12pt" style:font-size-complex="12pt"/>
    </style:style>
    <style:style style:name="T7" style:family="text">
      <style:text-properties fo:color="#cc0000" fo:font-size="16pt" officeooo:rsid="0088122e" style:font-size-asian="16pt" style:font-size-complex="16pt"/>
    </style:style>
    <style:style style:name="T8" style:family="text">
      <style:text-properties fo:color="#cc0000" officeooo:rsid="00250c57"/>
    </style:style>
    <style:style style:name="T9" style:family="text">
      <style:text-properties fo:color="#000000"/>
    </style:style>
    <style:style style:name="T10"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T11"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T12"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T13"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T14"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T15" style:family="text">
      <style:text-properties fo:color="#000000" style:font-name="Arial" fo:font-size="9pt" fo:language="fr" fo:country="FR" fo:font-weight="normal" officeooo:rsid="00888ac1" style:font-size-asian="9pt" style:font-weight-asian="normal" style:font-size-complex="9pt" style:font-weight-complex="normal"/>
    </style:style>
    <style:style style:name="T16" style:family="text">
      <style:text-properties fo:color="#000000" style:font-name="Arial" fo:font-size="9pt" fo:language="fr" fo:country="FR" fo:font-weight="normal" officeooo:rsid="0024f6c3" style:font-size-asian="9pt" style:font-weight-asian="normal" style:font-size-complex="9pt" style:font-weight-complex="normal"/>
    </style:style>
    <style:style style:name="T17"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T18"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T19" style:family="text">
      <style:text-properties fo:color="#000000" style:font-name="Arial" fo:font-size="10pt" style:font-size-asian="10pt" style:font-size-complex="10pt"/>
    </style:style>
    <style:style style:name="T20" style:family="text">
      <style:text-properties fo:color="#000000" style:font-name="Arial" fo:font-size="8pt" fo:font-style="italic" style:font-size-asian="8pt" style:font-style-asian="italic" style:font-size-complex="8pt" style:font-style-complex="italic"/>
    </style:style>
    <style:style style:name="T21" style:family="text">
      <style:text-properties fo:color="#000000" style:font-name="Arial" fo:font-size="8pt" fo:font-style="italic" officeooo:rsid="0071fbdc" style:font-size-asian="8pt" style:font-style-asian="italic" style:font-size-complex="8pt" style:font-style-complex="italic"/>
    </style:style>
    <style:style style:name="T22" style:family="text">
      <style:text-properties fo:color="#000000" officeooo:rsid="0076639a"/>
    </style:style>
    <style:style style:name="T23" style:family="text">
      <style:text-properties fo:color="#660066" style:font-name="Arial Black2" fo:font-size="10pt" fo:font-weight="bold" style:font-size-asian="10pt" style:font-weight-asian="bold" style:font-size-complex="10pt" style:font-weight-complex="bold"/>
    </style:style>
    <style:style style:name="T24" style:family="text">
      <style:text-properties fo:color="#660066" style:font-name="Arial Black2" fo:font-size="10pt" fo:font-weight="bold" officeooo:rsid="0076639a" style:font-size-asian="10pt" style:font-weight-asian="bold" style:font-size-complex="10pt" style:font-weight-complex="bold"/>
    </style:style>
    <style:style style:name="T25" style:family="text">
      <style:text-properties style:font-name="Arial"/>
    </style:style>
    <style:style style:name="T26" style:family="text">
      <style:text-properties style:font-name="Arial" fo:font-size="10pt" style:font-size-asian="10pt" style:font-size-complex="10pt"/>
    </style:style>
    <style:style style:name="T27" style:family="text">
      <style:text-properties style:font-name="Arial Black2" fo:font-size="10pt" fo:font-weight="normal" style:font-size-asian="10pt" style:font-weight-asian="normal" style:font-size-complex="10pt" style:font-weight-complex="normal"/>
    </style:style>
    <style:style style:name="T28" style:family="text">
      <style:text-properties fo:font-size="14pt" style:font-size-asian="14pt" style:font-size-complex="14pt"/>
    </style:style>
    <style:style style:name="T29" style:family="text">
      <style:text-properties fo:color="#ff0000"/>
    </style:style>
    <style:style style:name="T30" style:family="text">
      <style:text-properties fo:color="#ff0000" style:font-name="Arial Black2" fo:font-size="13pt" style:font-size-asian="13pt" style:font-size-complex="13pt"/>
    </style:style>
    <style:style style:name="T31" style:family="text">
      <style:text-properties fo:color="#ff0000" style:font-name="Arial Black2" fo:font-size="13pt" officeooo:rsid="004cfa15" style:font-size-asian="13pt" style:font-size-complex="13pt"/>
    </style:style>
    <style:style style:name="T32" style:family="text">
      <style:text-properties fo:color="#ff0000" style:font-name="Arial Black2" fo:font-size="12pt" fo:font-weight="bold" style:font-size-asian="12pt" style:font-weight-asian="bold" style:font-size-complex="12pt" style:font-weight-complex="bold"/>
    </style:style>
    <style:style style:name="T33" style:family="text">
      <style:text-properties fo:color="#ff0000" fo:font-size="13pt" style:font-size-asian="13pt" style:font-size-complex="13pt"/>
    </style:style>
    <style:style style:name="T34" style:family="text">
      <style:text-properties fo:color="#ff0000" fo:font-size="13pt" officeooo:rsid="00431f51" style:font-size-asian="13pt" style:font-size-complex="13pt"/>
    </style:style>
    <style:style style:name="T35" style:family="text">
      <style:text-properties fo:color="#ff0000" fo:font-size="13pt" officeooo:rsid="004e7574" style:font-size-asian="13pt" style:font-size-complex="13pt"/>
    </style:style>
    <style:style style:name="T36" style:family="text">
      <style:text-properties fo:color="#ff0000" fo:font-size="13pt" officeooo:rsid="0071fbdc" style:font-size-asian="13pt" style:font-size-complex="13pt"/>
    </style:style>
    <style:style style:name="T37"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8"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39" style:family="text">
      <style:text-properties style:text-position="0% 100%"/>
    </style:style>
    <style:style style:name="T40" style:family="text">
      <style:text-properties fo:font-size="13pt" style:font-size-asian="13pt" style:font-size-complex="13pt"/>
    </style:style>
    <style:style style:name="T41" style:family="text">
      <style:text-properties fo:font-size="13pt" officeooo:rsid="004d29db" style:font-size-asian="13pt" style:font-size-complex="13pt"/>
    </style:style>
    <style:style style:name="T42" style:family="text">
      <style:text-properties officeooo:rsid="004bdd8e"/>
    </style:style>
    <style:style style:name="T43" style:family="text">
      <style:text-properties fo:font-variant="small-caps"/>
    </style:style>
    <style:style style:name="T44" style:family="text">
      <style:text-properties fo:font-variant="small-caps" officeooo:rsid="004bdd8e"/>
    </style:style>
    <style:style style:name="T45" style:family="text">
      <style:text-properties style:font-name="Arial Black1"/>
    </style:style>
    <style:style style:name="T46" style:family="text">
      <style:text-properties style:font-name="Arial Black1" fo:font-style="normal" fo:font-weight="normal" style:font-style-asian="normal" style:font-weight-asian="normal"/>
    </style:style>
    <style:style style:name="T47" style:family="text">
      <style:text-properties style:font-name="Arial Black1" fo:font-style="normal" fo:font-weight="normal" officeooo:rsid="004eefce" style:font-style-asian="normal" style:font-weight-asian="normal"/>
    </style:style>
    <style:style style:name="T48" style:family="text">
      <style:text-properties style:font-name="Arial Black1" fo:font-style="normal" fo:text-shadow="1pt 1pt" fo:font-weight="bold" style:font-style-asian="normal" style:font-weight-asian="bold"/>
    </style:style>
    <style:style style:name="T49" style:family="text">
      <style:text-properties style:font-name="Arial Black1" fo:font-style="normal" fo:text-shadow="1pt 1pt" fo:font-weight="bold" style:font-style-asian="normal" style:font-weight-asian="bold" style:font-weight-complex="bold"/>
    </style:style>
    <style:style style:name="T50" style:family="text">
      <style:text-properties style:font-name="Arial Black1" fo:font-weight="bold" style:font-weight-asian="bold"/>
    </style:style>
    <style:style style:name="T51" style:family="text">
      <style:text-properties style:font-name="Arial Black1" officeooo:rsid="004e7574"/>
    </style:style>
    <style:style style:name="T52"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3" style:family="text">
      <style:text-properties fo:color="#ffffff"/>
    </style:style>
    <style:style style:name="T54" style:family="text">
      <style:text-properties fo:color="#ffffff" fo:font-size="10pt" fo:font-style="italic" style:font-size-asian="10pt" style:font-style-asian="italic" style:font-size-complex="10pt" style:font-style-complex="italic"/>
    </style:style>
    <style:style style:name="T55" style:family="text">
      <style:text-properties fo:color="#ffffff" fo:font-size="12pt" style:font-size-asian="12pt" style:font-size-complex="12pt"/>
    </style:style>
    <style:style style:name="T56" style:family="text">
      <style:text-properties fo:font-size="10pt" fo:font-style="italic" style:font-size-asian="10pt" style:font-style-asian="italic" style:font-size-complex="10pt" style:font-style-complex="italic"/>
    </style:style>
    <style:style style:name="T57" style:family="text">
      <style:text-properties fo:font-size="12pt" style:font-size-asian="12pt" style:font-size-complex="12pt"/>
    </style:style>
    <style:style style:name="T58" style:family="text">
      <style:text-properties fo:font-size="12pt" officeooo:rsid="0020694c" style:font-size-asian="12pt" style:font-size-complex="12pt"/>
    </style:style>
    <style:style style:name="T59" style:family="text">
      <style:text-properties fo:font-size="12pt" officeooo:rsid="004847aa" style:font-size-asian="12pt" style:font-size-complex="12pt"/>
    </style:style>
    <style:style style:name="T60" style:family="text">
      <style:text-properties fo:font-size="12pt" officeooo:rsid="004d29db" style:font-size-asian="12pt" style:font-size-complex="12pt"/>
    </style:style>
    <style:style style:name="T61" style:family="text">
      <style:text-properties officeooo:rsid="004d29db"/>
    </style:style>
    <style:style style:name="T62" style:family="text">
      <style:text-properties officeooo:rsid="0075d624"/>
    </style:style>
    <style:style style:name="T63" style:family="text">
      <style:text-properties officeooo:rsid="0076639a"/>
    </style:style>
    <style:style style:name="T64" style:family="text">
      <style:text-properties officeooo:rsid="0071fbdc"/>
    </style:style>
    <style:style style:name="T65" style:family="text">
      <style:text-properties officeooo:rsid="00690faf"/>
    </style:style>
    <style:style style:name="T66" style:family="text">
      <style:text-properties officeooo:rsid="007b7c89"/>
    </style:style>
    <style:style style:name="T67"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mycompany_logo}</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55">INSPECTION DU TRAVAIL</text:span><text:span text:style-name="T53"> </text:span><text:span text:style-name="T54">(art. D. 4711-1) </text:span></text:p>
          </table:table-cell>
          <table:covered-table-cell/>
          <table:table-cell table:style-name="Tableau1.C1" table:number-columns-spanned="2" office:value-type="string">
            <text:p text:style-name="P9">SERVICE DE <text:span text:style-name="T61">SANTÉ</text:span> AU TRAVAIL <text:span text:style-name="T56">(art. D. 4711-1)</text:span></text:p>
          </table:table-cell>
          <table:covered-table-cell/>
        </table:table-row>
        <table:table-row table:style-name="Tableau1.2">
          <table:table-cell table:style-name="Tableau1.A2" table:number-columns-spanned="2" office:value-type="string">
            <text:p text:style-name="P14">Nom de l'inspect<text:span text:style-name="T39">eu</text:span>r : <text:span text:style-name="T62">{inspection_du_travail_nom}</text:span></text:p>
            <text:p text:style-name="P13">Adresse : <text:span text:style-name="T62">{inspection_du_travail_adresse}</text:span></text:p>
          </table:table-cell>
          <table:covered-table-cell/>
          <table:table-cell table:style-name="Tableau1.C2" table:number-columns-spanned="2" office:value-type="string">
            <text:p text:style-name="P12">Nom du médecin du travail : <text:span text:style-name="T62">{service_de_sante_nom}</text:span></text:p>
            <text:p text:style-name="P12">Adresse : <text:span text:style-name="T62">{service_de_sante_adresse}</text:span></text:p>
          </table:table-cell>
          <table:covered-table-cell/>
        </table:table-row>
        <table:table-row table:style-name="Tableau1.3">
          <table:table-cell table:style-name="Tableau1.A3" office:value-type="string">
            <text:p text:style-name="P12">Code postal :<text:span text:style-name="T62"> {inspection_du_travail_code_postal}</text:span> </text:p>
          </table:table-cell>
          <table:table-cell table:style-name="Tableau1.B3" office:value-type="string">
            <text:p text:style-name="P12">Ville : <text:span text:style-name="T62">{inspection_du_travail_ville}</text:span></text:p>
          </table:table-cell>
          <table:table-cell table:style-name="Tableau1.C3" office:value-type="string">
            <text:p text:style-name="P12">Code postal : <text:span text:style-name="T62">{service_de_sante_code_postal}</text:span></text:p>
          </table:table-cell>
          <table:table-cell table:style-name="Tableau1.D3" office:value-type="string">
            <text:p text:style-name="P12">Ville : <text:span text:style-name="T62">{service_de_sante_ville}</text:span></text:p>
          </table:table-cell>
        </table:table-row>
        <table:table-row table:style-name="Tableau1.4">
          <table:table-cell table:style-name="Tableau1.A4" office:value-type="string">
            <text:p text:style-name="P12">Téléphone : <text:span text:style-name="T62">{inspection_du_travail_telephone}</text:span></text:p>
          </table:table-cell>
          <table:table-cell table:style-name="Tableau1.B4" office:value-type="string">
            <text:p text:style-name="P12">Horaires : <text:span text:style-name="T62">{inspection_du_travail_horaire}</text:span></text:p>
          </table:table-cell>
          <table:table-cell table:style-name="Tableau1.C4" office:value-type="string">
            <text:p text:style-name="P12">Téléphone : <text:span text:style-name="T62">{service_de_sante_telephone}</text:span></text:p>
          </table:table-cell>
          <table:table-cell table:style-name="Tableau1.D4" office:value-type="string">
            <text:p text:style-name="P12">Horaires : <text:span text:style-name="T62">{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0"><text:span text:style-name="T57">SERVICE D'URGENCE</text:span> <text:span text:style-name="T56">(art. D. 4711-1)</text:span></text:p>
          </table:table-cell>
          <table:covered-table-cell/>
          <table:table-cell table:style-name="Tableau2.A1" office:value-type="string">
            <text:p text:style-name="P10"><text:span text:style-name="T58">C</text:span><text:span text:style-name="T57">ONSIGNES </text:span><text:span text:style-name="T59">DE </text:span><text:span text:style-name="T60">SÉCURITÉ</text:span><text:span text:style-name="T41"> </text:span><text:span text:style-name="T56">(art. R. 4227-28 et suivants)</text:span></text:p>
          </table:table-cell>
        </table:table-row>
        <table:table-row table:style-name="Tableau2.2">
          <table:table-cell table:style-name="Tableau2.A2" office:value-type="string">
            <text:p text:style-name="P17">SAMU</text:p>
          </table:table-cell>
          <table:table-cell table:style-name="Tableau2.B2" office:value-type="string">
            <text:p text:style-name="P8">{samu}</text:p>
          </table:table-cell>
          <table:table-cell table:style-name="Tableau2.C7" table:number-rows-spanned="6" office:value-type="string">
            <text:p text:style-name="P29"><text:span text:style-name="T32">Responsable à prévenir :</text:span><text:span text:style-name="T23"> </text:span><text:span text:style-name="T24">{responsable_a_prevenir}</text:span></text:p>
            <text:p text:style-name="P30">T<text:span text:style-name="T9">éléphone direct : </text:span><text:span text:style-name="T22">{telephone}</text:span></text:p>
            <text:p text:style-name="P21">Emplacement de la consigne détaillée :<text:span text:style-name="T63"> {emplacement_des_consignes_detaillees}</text:span></text:p>
            <text:p text:style-name="P28"><draw:frame draw:style-name="fr2" draw:name="images7" text:anchor-type="paragraph" svg:x="6.339cm" svg:y="1.249cm" svg:width="3.256cm" svg:height="1.919cm" draw:z-index="2"><draw:image xlink:href="Pictures/100000000000038400000203F830EF8C793FF4C7.jpg" xlink:type="simple" xlink:show="embed" xlink:actuate="onLoad" loext:mime-type="image/jpeg"/></draw:frame><draw:frame draw:style-name="fr2" draw:name="images6" text:anchor-type="paragraph" svg:x="2.625cm" svg:y="1.256cm" svg:width="3.205cm" svg:height="1.886cm" draw:z-index="1"><draw:image xlink:href="Pictures/100000000000038400000203F6DB9F347D9CDA5D.jpg" xlink:type="simple" xlink:show="embed" xlink:actuate="onLoad" loext:mime-type="image/jpeg"/></draw:frame><draw:frame draw:style-name="fr2" draw:name="images5" text:anchor-type="paragraph" svg:x="0.323cm" svg:y="1.219cm" svg:width="1.9cm" svg:height="1.9cm" draw:z-index="0"><draw:image xlink:href="Pictures/1000000000000203000002033835D05813ED1655.jpg" xlink:type="simple" xlink:show="embed" xlink:actuate="onLoad" loext:mime-type="image/jpeg"/></draw:frame>En cas d'évacuation, garde<text:span text:style-name="T66">z</text:span> votre calme et n'utilisez pas les ascenseurs.</text:p>
          </table:table-cell>
        </table:table-row>
        <table:table-row table:style-name="Tableau2.3">
          <table:table-cell table:style-name="Tableau2.A3" office:value-type="string">
            <text:p text:style-name="P17">POLICE / GENDARMERIE</text:p>
          </table:table-cell>
          <table:table-cell table:style-name="Tableau2.B3" office:value-type="string">
            <text:p text:style-name="P7">{police}</text:p>
          </table:table-cell>
          <table:covered-table-cell/>
        </table:table-row>
        <table:table-row table:style-name="Tableau2.4">
          <table:table-cell table:style-name="Tableau2.A6" office:value-type="string">
            <text:p text:style-name="P19">POMPIERS</text:p>
          </table:table-cell>
          <table:table-cell table:style-name="Tableau2.B4" office:value-type="string">
            <text:p text:style-name="P7">{pompier}</text:p>
          </table:table-cell>
          <table:covered-table-cell/>
        </table:table-row>
        <table:table-row table:style-name="Tableau2.5">
          <table:table-cell table:style-name="Tableau2.A6" office:value-type="string">
            <text:p text:style-name="P17">TOUTE URGENCE</text:p>
          </table:table-cell>
          <table:table-cell table:style-name="Tableau2.B5" office:value-type="string">
            <text:p text:style-name="P7">{toute_urgence}</text:p>
          </table:table-cell>
          <table:covered-table-cell/>
        </table:table-row>
        <table:table-row table:style-name="Tableau2.6">
          <table:table-cell table:style-name="Tableau2.A6" office:value-type="string">
            <text:p text:style-name="P18">DÉFENSEUR DES DROITS</text:p>
          </table:table-cell>
          <table:table-cell table:style-name="Tableau2.B6" office:value-type="string">
            <text:p text:style-name="P37"><text:span text:style-name="Strong_20_Emphasis"><text:span text:style-name="T38">{defenseur_des_droits}</text:span></text:span></text:p>
          </table:table-cell>
          <table:covered-table-cell/>
        </table:table-row>
        <table:table-row table:style-name="Tableau2.7">
          <table:table-cell table:style-name="Tableau2.A7" office:value-type="string">
            <text:p text:style-name="P17">ANTI-POISON</text:p>
          </table:table-cell>
          <table:table-cell table:style-name="Tableau2.B7" office:value-type="string">
            <text:p text:style-name="P38"><text:span text:style-name="Strong_20_Emphasis"><text:span text:style-name="T37">{anti_poison}</text:span></text:span></text:p>
          </table:table-cell>
          <table:covered-table-cell/>
        </table:table-row>
      </table:table>
      <text:p text:style-name="P39"/>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1"><text:span text:style-name="T40">HORAIRES DE TRAVAIL</text:span><text:span text:style-name="T28"> </text:span><text:span text:style-name="T56">(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6"/>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35">{lundi_matin}</text:p>
          </table:table-cell>
          <table:table-cell table:style-name="Tableau3.C3" office:value-type="string">
            <text:p text:style-name="P35">{mardi_matin}</text:p>
          </table:table-cell>
          <table:table-cell table:style-name="Tableau3.D3" office:value-type="string">
            <text:p text:style-name="P35">{mercredi_matin}</text:p>
          </table:table-cell>
          <table:table-cell table:style-name="Tableau3.E3" office:value-type="string">
            <text:p text:style-name="P35">{jeudi_matin}</text:p>
          </table:table-cell>
          <table:table-cell table:style-name="Tableau3.F3" office:value-type="string">
            <text:p text:style-name="P35">{vendredi_matin}</text:p>
          </table:table-cell>
          <table:table-cell table:style-name="Tableau3.G3" office:value-type="string">
            <text:p text:style-name="P35">{samedi_matin}</text:p>
          </table:table-cell>
          <table:table-cell table:style-name="Tableau3.H3" office:value-type="string">
            <text:p text:style-name="P3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35">{lundi_aprem}</text:p>
          </table:table-cell>
          <table:table-cell table:style-name="Tableau3.C4" office:value-type="string">
            <text:p text:style-name="P35">{mardi_aprem}</text:p>
          </table:table-cell>
          <table:table-cell table:style-name="Tableau3.D4" office:value-type="string">
            <text:p text:style-name="P35">{mercredi_aprem}</text:p>
          </table:table-cell>
          <table:table-cell table:style-name="Tableau3.E4" office:value-type="string">
            <text:p text:style-name="P35">{jeudi_aprem}</text:p>
          </table:table-cell>
          <table:table-cell table:style-name="Tableau3.F4" office:value-type="string">
            <text:p text:style-name="P35">{vendredi_aprem}</text:p>
          </table:table-cell>
          <table:table-cell table:style-name="Tableau3.G4" office:value-type="string">
            <text:p text:style-name="P35">{samedi_aprem}</text:p>
          </table:table-cell>
          <table:table-cell table:style-name="Tableau3.H4" office:value-type="string">
            <text:p text:style-name="P3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4"><text:span text:style-name="T33">REPOS HEBDOMADAIRE </text:span><text:span text:style-name="T29">:</text:span> </text:p>
            <text:p text:style-name="P26">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4"><text:span text:style-name="T30">ORDRE DES </text:span><text:span text:style-name="T31">DÉPARTS</text:span><text:span text:style-name="T30"> EN </text:span><text:span text:style-name="T31">CONGÉ</text:span> <text:span text:style-name="T19">(art. D. 3141-6)</text:span></text:p>
            <text:p text:style-name="P26">Voir affichage séparé.</text:p>
          </table:table-cell>
          <table:table-cell table:style-name="Tableau6.B1" office:value-type="string">
            <text:p text:style-name="P5"><text:span text:style-name="T42">DÉROGATIONS</text:span> AUX HORAIRES DE TRAVAIL</text:p>
            <text:p text:style-name="P20">Permanentes : <text:span text:style-name="T63">{permanente}</text:span></text:p>
            <text:p text:style-name="P20"/>
            <text:p text:style-name="P23">Occasionnelles :<text:span text:style-name="T63"> {occasionnelle}</text:span> </text:p>
          </table:table-cell>
        </table:table-row>
      </table:table>
      <text:p text:style-name="P40"/>
      <table:table table:name="Tableau4" table:style-name="Tableau4">
        <table:table-column table:style-name="Tableau4.A"/>
        <table:table-column table:style-name="Tableau4.B"/>
        <text:soft-page-break/>
        <table:table-row table:style-name="Tableau4.1">
          <table:table-cell table:style-name="Tableau4.A1" office:value-type="string">
            <text:p text:style-name="P32"><text:span text:style-name="T33">CONVENTION(S) COLLECTIVE(S) APPLICABLE(S)</text:span> </text:p>
            <text:p text:style-name="P27">(art. R. 2262-3)</text:p>
            <text:p text:style-name="P22">Intitulé : <text:span text:style-name="T63">{intitule}</text:span></text:p>
            <text:p text:style-name="P22">Lieu et modalités de consultation : <text:span text:style-name="T63">{lieu_modalite}</text:span></text:p>
            <text:p text:style-name="P25"/>
            <text:p text:style-name="P31"><text:span text:style-name="T33">DOCUMENT UNIQUE </text:span><text:span text:style-name="T35">D’ÉVALUATION</text:span><text:span text:style-name="T33"> </text:span><text:span text:style-name="T34">DES</text:span><text:span text:style-name="T33"> RISQUES</text:span><text:span text:style-name="T28"> </text:span><text:span text:style-name="T20">(art. R. 4121-4)</text:span></text:p>
            <text:p text:style-name="P22">Modalités d'accès : <text:span text:style-name="T63">{modalite_access}</text:span></text:p>
          </table:table-cell>
          <table:table-cell table:style-name="Tableau4.B1" office:value-type="string">
            <text:p text:style-name="P33"><text:span text:style-name="T36">ACCORD DE PARTICIPATION</text:span> </text:p>
            <text:p text:style-name="P33"><text:span text:style-name="T20">(art. </text:span><text:span text:style-name="T21">D</text:span><text:span text:style-name="T20">. </text:span><text:span text:style-name="T21">3323-12</text:span><text:span text:style-name="T20">)</text:span></text:p>
            <text:p text:style-name="P24"><text:span text:style-name="T64">Modalités d’information </text:span>: <text:span text:style-name="T65">{modalite_information_ap}</text:span></text:p>
          </table:table-cell>
        </table:table-row>
      </table:table>
      <text:p text:style-name="P41"/>
      <table:table table:name="Tableau5" table:style-name="Tableau5">
        <table:table-column table:style-name="Tableau5.A"/>
        <table:table-column table:style-name="Tableau5.B"/>
        <table:table-row table:style-name="Tableau5.1">
          <table:table-cell table:style-name="Tableau5.A1" office:value-type="string">
            <text:p text:style-name="P49"><text:span text:style-name="T44">ÉGALITÉ</text:span><text:span text:style-name="T43"> DE R</text:span><text:span text:style-name="T44">É</text:span><text:span text:style-name="T43">MUN</text:span><text:span text:style-name="T44">É</text:span><text:span text:style-name="T43">RATION<text:line-break/>ENTRE LES FEMMES ET LES HOMMES</text:span></text:p>
          </table:table-cell>
          <table:table-cell table:style-name="Tableau5.B2" table:number-rows-spanned="2" office:value-type="string">
            <text:p text:style-name="P50"><text:span text:style-name="T49">INTER</text:span><text:span text:style-name="T52">DICTION DE FUMER</text:span></text:p>
            <text:p text:style-name="P51"><draw:frame draw:style-name="fr3" draw:name="images1" text:anchor-type="paragraph" svg:x="2.191cm" svg:y="-0.91cm" svg:width="7.001cm" svg:height="7.34cm" draw:z-index="5"><draw:image xlink:href="Pictures/10000000000004AC000004A9E8997F4FB44145C4.jpg" xlink:type="simple" xlink:show="embed" xlink:actuate="onLoad" loext:mime-type="image/jpeg"/></draw:frame>ET DE VAPOTER</text:p>
            <text:p text:style-name="P3"><draw:frame draw:style-name="fr3" draw:name="Image3" text:anchor-type="paragraph" svg:x="2.482cm" svg:y="-0.857cm" svg:width="6.8cm" svg:height="6.729cm" draw:z-index="6"><draw:image xlink:href="Pictures/100000000000012C0000012C7DED094CC734793C.jpg" xlink:type="simple" xlink:show="embed" xlink:actuate="onLoad" loext:mime-type="image/jpeg"/></draw:frame><text:span text:style-name="T48">Fumer ici vous expose </text:span><text:span text:style-name="T46">à une amende forfaitaire de </text:span><text:span text:style-name="T50">68€</text:span><text:span text:style-name="T45"> </text:span></text:p>
            <text:p text:style-name="P4"><text:span text:style-name="T45">ou à des </text:span><text:span text:style-name="T50">poursuites judiciaires.</text:span></text:p>
            <text:p text:style-name="P44"><text:span text:style-name="T47">P</text:span><text:span text:style-name="T46">our </text:span><text:span text:style-name="T50">arrêter de fumer</text:span><text:span text:style-name="T45">, faites-vous aider en </text:span><text:span text:style-name="T51">appelant</text:span><text:span text:style-name="T45"> le :</text:span></text:p>
            <text:p text:style-name="P45">39 89 <text:span text:style-name="T67">(0,15 €/min. Tabac Info Service)</text:span></text:p>
            <text:p text:style-name="P46"/>
            <text:p text:style-name="P48">Décret n'2006 – 1386 du 15 novembre 2006 fixant les conditions d'application de l'interdiction de fumer dans les lieux affectés à un usage collectif.</text:p>
            <text:p text:style-name="P47">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42"><text:span text:style-name="T27">Article L.3221-1 du Code du travail</text:span><text:span text:style-name="T25"><text:line-break/>Les dispositions des articles L. 3221-2 à L. 3221-7 sont applicables, outre aux employeurs et salariés mentionnés à l'article L. 3211-1, à ceux non régis par le code du travail et, notamment, aux agents de droit public. <text:line-break/></text:span><text:span text:style-name="T27">Article L.3221-2 du Code du travail</text:span><text:span text:style-name="T25"><text:line-break/>Tout employeur assure, pour un même travail ou pour un travail de valeur égale, l'égalité de rémunération entre les femmes et les hommes. <text:line-break/></text:span><text:span text:style-name="T27">Article L.3221-3 du Code du travail</text:span><text:span text:style-name="T25"><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7">Article L.3221-4 du Code du travail</text:span><text:span text:style-name="T25"><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7">Article L.3221-5 du Code du travail</text:span><text:span text:style-name="T25"><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7">Article L.3221-6 du Code du travail</text:span><text:span text:style-name="T25"><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6"><text:line-break/></text:span><text:span text:style-name="T27">Article L.3221-7 du Code du travail</text:span><text:span text:style-name="T25"><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caff3" style:font-size-asian="14pt" style:font-weight-asian="bold" style:font-size-complex="14pt" style:font-weight-complex="bold"/>
    </style:style>
    <style:style style:name="MP2"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MT1" style:family="text">
      <style:text-properties fo:color="#000080" fo:font-size="11pt" fo:font-weight="normal" officeooo:rsid="007e93cd" style:font-size-asian="11pt" style:font-weight-asian="normal" style:font-size-complex="11pt" style:font-weight-complex="normal"/>
    </style:style>
    <style:style style:name="MT2" style:family="text">
      <style:text-properties fo:color="#cc0000" fo:font-size="12pt" fo:font-weight="normal" officeooo:rsid="007e93cd" style:font-size-asian="12pt" style:font-weight-asian="normal" style:font-size-complex="12pt" style:font-weight-complex="normal"/>
    </style:style>
    <style:style style:name="MT3" style:family="text">
      <style:text-properties fo:color="#cc0000" fo:font-size="12pt" officeooo:rsid="007e93cd" style:font-size-asian="12pt" style:font-size-complex="12pt"/>
    </style:style>
    <style:style style:name="MT4" style:family="text">
      <style:text-properties fo:color="#cc0000" fo:font-size="16pt" officeooo:rsid="0088122e" style:font-size-asian="16pt" style:font-size-complex="16pt"/>
    </style:style>
    <style:style style:name="MT5" style:family="text">
      <style:text-properties fo:color="#cc0000" officeooo:rsid="00250c57"/>
    </style:style>
    <style:style style:name="MT6" style:family="text">
      <style:text-properties fo:color="#cc0000" fo:font-size="12pt" officeooo:rsid="001550f7" style:font-size-asian="12pt" style:font-size-complex="12pt"/>
    </style:style>
    <style:style style:name="MT7" style:family="text">
      <style:text-properties fo:color="#000080" fo:font-size="11pt" style:font-size-asian="11pt" style:font-size-complex="11pt"/>
    </style:style>
    <style:style style:name="MT8"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MT9"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MT10"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MT11"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MT12"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MT13" style:family="text">
      <style:text-properties fo:color="#000000" style:font-name="Arial" fo:font-size="9pt" fo:language="fr" fo:country="FR" fo:font-weight="normal" officeooo:rsid="00888ac1" style:font-size-asian="9pt" style:font-weight-asian="normal" style:font-size-complex="9pt" style:font-weight-complex="normal"/>
    </style:style>
    <style:style style:name="MT14" style:family="text">
      <style:text-properties fo:color="#000000" style:font-name="Arial" fo:font-size="9pt" fo:language="fr" fo:country="FR" fo:font-weight="normal" officeooo:rsid="0024f6c3" style:font-size-asian="9pt" style:font-weight-asian="normal" style:font-size-complex="9pt" style:font-weight-complex="normal"/>
    </style:style>
    <style:style style:name="MT15"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MT16"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602cm" fo:margin-left="0cm" fo:margin-right="0cm" fo:margin-bottom="0cm" fo:background-color="transparent" style:dynamic-spacing="fals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text:a xlink:type="simple" xlink:href="https://www.digirisk.com/" text:style-name="Internet_20_link" text:visited-style-name="Visited_20_Internet_20_Link"><text:span text:style-name="MT1">www.digirisk.com</text:span></text:a><text:span text:style-name="MT2"> –</text:span><text:span text:style-name="MT3"> </text:span><text:span text:style-name="MT4">AFFICHAGE OBLIGATOIRE</text:span><text:span text:style-name="MT5"> </text:span><text:span text:style-name="MT6">- </text:span><text:span text:style-name="MT7">Code du travail</text:span></text:p>
      </style:header>
      <style:footer>
        <text:p text:style-name="MP2"><draw:frame draw:style-name="Mfr1" draw:name="Image1" text:anchor-type="paragraph" svg:x="10.292cm" svg:y="-0.048cm" svg:width="2.117cm" svg:height="0.397cm" draw:z-index="4"><draw:image xlink:href="Pictures/10000000000000500000000F88A725AFCA06D7CA.png" xlink:type="simple" xlink:show="embed" xlink:actuate="onLoad" loext:mime-type="image/png"/></draw:frame><text:a xlink:type="simple" xlink:href="http://www.digirisk.com/" text:style-name="Internet_20_link" text:visited-style-name="Visited_20_Internet_20_Link"><text:span text:style-name="MT8">www.</text:span></text:a><text:a xlink:type="simple" xlink:href="http://www.digirisk.com/" text:style-name="Internet_20_link" text:visited-style-name="Visited_20_Internet_20_Link"><text:span text:style-name="MT9">digiris</text:span></text:a><text:a xlink:type="simple" xlink:href="http://www.digirisk.com/" text:style-name="Internet_20_link" text:visited-style-name="Visited_20_Internet_20_Link"><text:span text:style-name="MT10">k</text:span></text:a><text:a xlink:type="simple" xlink:href="http://www.digirisk.com/" text:style-name="Internet_20_link" text:visited-style-name="Visited_20_Internet_20_Link"><text:span text:style-name="MT9">.com</text:span></text:a><text:span text:style-name="MT11"> </text:span><text:span text:style-name="MT12">modèle </text:span><text:span text:style-name="MT11">version : </text:span><text:span text:style-name="MT9">2.</text:span><text:span text:style-name="MT13">1</text:span><text:span text:style-name="MT9">.1-</text:span><text:span text:style-name="MT11">201</text:span><text:span text:style-name="MT9">9</text:span><text:span text:style-name="MT14">1</text:span><text:span text:style-name="MT9">014</text:span><text:span text:style-name="MT8"> - </text:span><text:span text:style-name="MT15">Licence : </text:span><text:span text:style-name="MT16"><text:tab/>Référence : </text:span><text:span text:style-name="MT8"><text:file-name text:display="name-and-extension">template_legaldisplay.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21-01-28T11:48:36.128595000</dc:date>
    <meta:editing-duration>P2DT13M1S</meta:editing-duration>
    <meta:editing-cycles>137</meta:editing-cycles>
    <meta:generator>LibreOffice/6.2.5.2$MacOSX_X86_64 LibreOffice_project/1ec314fa52f458adc18c4f025c545a4e8b22c159</meta:generator>
    <meta:print-date>2011-11-02T18:02:29.68</meta:print-date>
    <meta:document-statistic meta:table-count="6" meta:image-count="6" meta:object-count="0" meta:page-count="2" meta:paragraph-count="85" meta:word-count="747" meta:character-count="5321" meta:non-whitespace-character-count="4642"/>
    <meta:user-defined meta:name="Info 1"/>
    <meta:user-defined meta:name="Info 2"/>
    <meta:user-defined meta:name="Info 3"/>
    <meta:user-defined meta:name="Info 4"/>
  </office:meta>
</office:document-meta>
</file>